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36.47mm" svg:y="1mm">
            <draw:object draw:notify-on-update-of-ranges="Sheet1.A1:Sheet1.A1 Sheet1.A2:Sheet1.A5 Sheet1.B1:Sheet1.B1 Sheet1.B2:Sheet1.B5 Sheet1.C1:Sheet1.C1 Sheet1.C2:Sheet1.C5 Sheet1.D1:Sheet1.D1 Sheet1.D2:Sheet1.D5 Sheet1.E1:Sheet1.E1 Sheet1.E2:Sheet1.E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9855069714" calcext:value-type="float">
            <text:p>2.985507E+010</text:p>
          </table:table-cell>
          <table:table-cell office:value-type="float" office:value="29855069492.8455" calcext:value-type="float">
            <text:p>2.985507E+010</text:p>
          </table:table-cell>
          <table:table-cell office:value-type="float" office:value="29855069662.46" calcext:value-type="float">
            <text:p>2.985507E+010</text:p>
          </table:table-cell>
          <table:table-cell office:value-type="float" office:value="29855069714" calcext:value-type="float">
            <text:p>2.985507E+0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855069680.8567" calcext:value-type="float">
            <text:p>2.985507E+010</text:p>
          </table:table-cell>
          <table:table-cell office:value-type="float" office:value="29855069680.7169" calcext:value-type="float">
            <text:p>2.985507E+010</text:p>
          </table:table-cell>
          <table:table-cell office:value-type="float" office:value="29855069412.8678" calcext:value-type="float">
            <text:p>2.985507E+010</text:p>
          </table:table-cell>
          <table:table-cell office:value-type="float" office:value="29855069662.3594" calcext:value-type="float">
            <text:p>2.985507E+010</text:p>
          </table:table-cell>
          <table:table-cell office:value-type="float" office:value="29855069714" calcext:value-type="float">
            <text:p>2.985507E+0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855069668.6413" calcext:value-type="float">
            <text:p>2.985507E+010</text:p>
          </table:table-cell>
          <table:table-cell office:value-type="float" office:value="29855069668.7072" calcext:value-type="float">
            <text:p>2.985507E+010</text:p>
          </table:table-cell>
          <table:table-cell office:value-type="float" office:value="29855069383.3315" calcext:value-type="float">
            <text:p>2.985507E+010</text:p>
          </table:table-cell>
          <table:table-cell office:value-type="float" office:value="29855069662.4154" calcext:value-type="float">
            <text:p>2.985507E+010</text:p>
          </table:table-cell>
          <table:table-cell office:value-type="float" office:value="29855069714" calcext:value-type="float">
            <text:p>2.985507E+01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855069664.3001" calcext:value-type="float">
            <text:p>2.985507E+010</text:p>
          </table:table-cell>
          <table:table-cell office:value-type="float" office:value="29855069664.3025" calcext:value-type="float">
            <text:p>2.985507E+010</text:p>
          </table:table-cell>
          <table:table-cell office:value-type="float" office:value="29855069374.2443" calcext:value-type="float">
            <text:p>2.985507E+010</text:p>
          </table:table-cell>
          <table:table-cell office:value-type="float" office:value="29855069662.4116" calcext:value-type="float">
            <text:p>2.985507E+010</text:p>
          </table:table-cell>
          <table:table-cell office:value-type="float" office:value="29855069714" calcext:value-type="float">
            <text:p>2.985507E+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6" number:min-integer-digits="1" number:min-exponent-digits="3"/>
    </number:number-style>
    <number:number-style style:name="N111">
      <number:scientific-number number:decimal-places="7" number:min-integer-digits="1" number:min-exponent-digits="3"/>
    </number:number-style>
    <number:number-style style:name="N112">
      <number:scientific-number number:decimal-places="5" number:min-integer-digits="1" number:min-exponent-digits="3"/>
    </number:number-style>
    <number:number-style style:name="N113">
      <number:scientific-number number:decimal-places="8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gandh </meta:initial-creator>
    <meta:creation-date>2016-03-08T11:36:29.184235138</meta:creation-date>
    <dc:date>2016-03-08T11:37:43.115325391</dc:date>
    <dc:creator>sugandh </dc:creator>
    <meta:editing-duration>PT1M14S</meta:editing-duration>
    <meta:editing-cycles>1</meta:editing-cycles>
    <meta:document-statistic meta:table-count="1" meta:cell-count="30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6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205cm" style:legend-expansion="high" chart:style-name="ch2"/>
        <chart:plot-area chart:style-name="ch3" table:cell-range-address="Sheet1.A1:Sheet1.F5" chart:data-source-has-labels="both" svg:x="0.32cm" svg:y="0.18cm" svg:width="13.355cm" svg:height="8.64cm">
          <chartooo:coordinate-region svg:x="2.979cm" svg:y="0.379cm" svg:width="10.231cm" svg:height="7.794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line">
            <chart:data-point chart:repeated="4"/>
          </chart:series>
          <chart:series chart:style-name="ch8" chart:values-cell-range-address="Sheet1.C2:Sheet1.C5" chart:label-cell-address="Sheet1.C1:Sheet1.C1" chart:class="chart:line">
            <chart:data-point chart:repeated="4"/>
          </chart:series>
          <chart:series chart:style-name="ch9" chart:values-cell-range-address="Sheet1.D2:Sheet1.D5" chart:label-cell-address="Sheet1.D1:Sheet1.D1" chart:class="chart:line">
            <chart:data-point chart:repeated="4"/>
          </chart:series>
          <chart:series chart:style-name="ch10" chart:values-cell-range-address="Sheet1.E2:Sheet1.E5" chart:label-cell-address="Sheet1.E1:Sheet1.E1" chart:class="chart:line">
            <chart:data-point chart:repeated="4"/>
          </chart:series>
          <chart:series chart:style-name="ch11" chart:values-cell-range-address="Sheet1.F2:Sheet1.F5" chart:label-cell-address="Sheet1.F1:Sheet1.F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1</text:p>
                <draw:g>
                  <svg:desc>Sheet1.B1:Sheet1.B1</svg:desc>
                </draw:g>
              </table:table-cell>
              <table:table-cell office:value-type="string">
                <text:p>mc2</text:p>
                <draw:g>
                  <svg:desc>Sheet1.C1:Sheet1.C1</svg:desc>
                </draw:g>
              </table:table-cell>
              <table:table-cell office:value-type="string">
                <text:p>mc3</text:p>
                <draw:g>
                  <svg:desc>Sheet1.D1:Sheet1.D1</svg:desc>
                </draw:g>
              </table:table-cell>
              <table:table-cell office:value-type="string">
                <text:p>mc4</text:p>
                <draw:g>
                  <svg:desc>Sheet1.E1:Sheet1.E1</svg:desc>
                </draw:g>
              </table:table-cell>
              <table:table-cell office:value-type="string">
                <text:p>mc5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5</svg:desc>
                </draw:g>
              </table:table-cell>
              <table:table-cell office:value-type="float" office:value="29855069714">
                <text:p>29855069714</text:p>
                <draw:g>
                  <svg:desc>Sheet1.B2:Sheet1.B5</svg:desc>
                </draw:g>
              </table:table-cell>
              <table:table-cell office:value-type="float" office:value="29855069714">
                <text:p>29855069714</text:p>
                <draw:g>
                  <svg:desc>Sheet1.C2:Sheet1.C5</svg:desc>
                </draw:g>
              </table:table-cell>
              <table:table-cell office:value-type="float" office:value="29855069492.8455">
                <text:p>29855069492.8455</text:p>
                <draw:g>
                  <svg:desc>Sheet1.D2:Sheet1.D5</svg:desc>
                </draw:g>
              </table:table-cell>
              <table:table-cell office:value-type="float" office:value="29855069662.46">
                <text:p>29855069662.46</text:p>
                <draw:g>
                  <svg:desc>Sheet1.E2:Sheet1.E5</svg:desc>
                </draw:g>
              </table:table-cell>
              <table:table-cell office:value-type="float" office:value="29855069714">
                <text:p>29855069714</text:p>
                <draw:g>
                  <svg:desc>Sheet1.F2:Sheet1.F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855069680.8567">
                <text:p>29855069680.8567</text:p>
              </table:table-cell>
              <table:table-cell office:value-type="float" office:value="29855069680.7169">
                <text:p>29855069680.7169</text:p>
              </table:table-cell>
              <table:table-cell office:value-type="float" office:value="29855069412.8678">
                <text:p>29855069412.8678</text:p>
              </table:table-cell>
              <table:table-cell office:value-type="float" office:value="29855069662.3594">
                <text:p>29855069662.3594</text:p>
              </table:table-cell>
              <table:table-cell office:value-type="float" office:value="29855069714">
                <text:p>298550697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855069668.6413">
                <text:p>29855069668.6413</text:p>
              </table:table-cell>
              <table:table-cell office:value-type="float" office:value="29855069668.7072">
                <text:p>29855069668.7072</text:p>
              </table:table-cell>
              <table:table-cell office:value-type="float" office:value="29855069383.3315">
                <text:p>29855069383.3315</text:p>
              </table:table-cell>
              <table:table-cell office:value-type="float" office:value="29855069662.4154">
                <text:p>29855069662.4154</text:p>
              </table:table-cell>
              <table:table-cell office:value-type="float" office:value="29855069714">
                <text:p>2985506971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855069664.3001">
                <text:p>29855069664.3001</text:p>
              </table:table-cell>
              <table:table-cell office:value-type="float" office:value="29855069664.3025">
                <text:p>29855069664.3025</text:p>
              </table:table-cell>
              <table:table-cell office:value-type="float" office:value="29855069374.2443">
                <text:p>29855069374.2443</text:p>
              </table:table-cell>
              <table:table-cell office:value-type="float" office:value="29855069662.4116">
                <text:p>29855069662.4116</text:p>
              </table:table-cell>
              <table:table-cell office:value-type="float" office:value="29855069714">
                <text:p>29855069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